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1.2472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3654in"/>
    </style:style>
    <style:style style:name="co6" style:family="table-column">
      <style:table-column-properties fo:break-before="auto" style:column-width="1.0862in"/>
    </style:style>
    <style:style style:name="co7" style:family="table-column">
      <style:table-column-properties fo:break-before="auto" style:column-width="1.322in"/>
    </style:style>
    <style:style style:name="co8" style:family="table-column">
      <style:table-column-properties fo:break-before="auto" style:column-width="1.161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5689in"/>
    </style:style>
    <style:style style:name="co11" style:family="table-column">
      <style:table-column-properties fo:break-before="auto" style:column-width="1.5583in"/>
    </style:style>
    <style:style style:name="co12" style:family="table-column">
      <style:table-column-properties fo:break-before="auto" style:column-width="1.5366in"/>
    </style:style>
    <style:style style:name="co13" style:family="table-column">
      <style:table-column-properties fo:break-before="auto" style:column-width="1.6118in"/>
    </style:style>
    <style:style style:name="co14" style:family="table-column">
      <style:table-column-properties fo:break-before="auto" style:column-width="1.9228in"/>
    </style:style>
    <style:style style:name="co15" style:family="table-column">
      <style:table-column-properties fo:break-before="auto" style:column-width="1.8047in"/>
    </style:style>
    <style:style style:name="co16" style:family="table-column">
      <style:table-column-properties fo:break-before="auto" style:column-width="1.9016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0075in"/>
    </style:style>
    <style:style style:name="co19" style:family="table-column">
      <style:table-column-properties fo:break-before="auto" style:column-width="1.5154in"/>
    </style:style>
    <style:style style:name="co20" style:family="table-column">
      <style:table-column-properties fo:break-before="auto" style:column-width="1.5902in"/>
    </style:style>
    <style:style style:name="co21" style:family="table-column">
      <style:table-column-properties fo:break-before="auto" style:column-width="1.4508in"/>
    </style:style>
    <style:style style:name="co22" style:family="table-column">
      <style:table-column-properties fo:break-before="auto" style:column-width="1.3008in"/>
    </style:style>
    <style:style style:name="co23" style:family="table-column">
      <style:table-column-properties fo:break-before="auto" style:column-width="1.6654in"/>
    </style:style>
    <style:style style:name="co24" style:family="table-column">
      <style:table-column-properties fo:break-before="auto" style:column-width="1.6972in"/>
    </style:style>
    <style:style style:name="co25" style:family="table-column">
      <style:table-column-properties fo:break-before="auto" style:column-width="1.6547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>
      <style:text-properties style:font-name="Liberation Sans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30">
      <style:text-properties style:font-name="Liberation Sans"/>
    </style:style>
    <style:style style:name="ce12" style:family="table-cell" style:parent-style-name="Default" style:data-style-name="N129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updated_data_with_atomic_flux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21" table:visibility="collapse" table:default-cell-style-name="ce9"/>
        <table:table-column table:style-name="co22" table:visibility="collapse" table:number-columns-repeated="2" table:default-cell-style-name="ce9"/>
        <table:table-column table:style-name="co12" table:visibility="collapse" table:default-cell-style-name="ce9"/>
        <table:table-column table:style-name="co23" table:default-cell-style-name="ce11"/>
        <table:table-column table:style-name="co16" table:default-cell-style-name="ce12"/>
        <table:table-column table:style-name="co24" table:default-cell-style-name="ce9"/>
        <table:table-column table:style-name="co25" table:default-cell-style-name="ce9"/>
        <table:table-column table:style-name="co26" table:number-columns-repeated="16354" table:default-cell-style-name="ce9"/>
        <table:table-row table:style-name="ro1">
          <table:table-cell office:value-type="string" calcext:value-type="string">
            <text:p>Distance (cm)</text:p>
          </table:table-cell>
          <table:table-cell office:value-type="string" calcext:value-type="string">
            <text:p>Magnetic Field (T)</text:p>
          </table:table-cell>
          <table:table-cell office:value-type="string" calcext:value-type="string">
            <text:p>Pressure (Pa)</text:p>
          </table:table-cell>
          <table:table-cell office:value-type="string" calcext:value-type="string">
            <text:p>Mean Charge Al</text:p>
          </table:table-cell>
          <table:table-cell office:value-type="string" calcext:value-type="string">
            <text:p>Mean Charge std Al</text:p>
          </table:table-cell>
          <table:table-cell office:value-type="string" calcext:value-type="string">
            <text:p>Mean Charge Ti</text:p>
          </table:table-cell>
          <table:table-cell office:value-type="string" calcext:value-type="string">
            <text:p>Mean Charge std Ti</text:p>
          </table:table-cell>
          <table:table-cell office:value-type="string" calcext:value-type="string">
            <text:p>Mean Charge N</text:p>
          </table:table-cell>
          <table:table-cell office:value-type="string" calcext:value-type="string">
            <text:p>Mean Charge std N</text:p>
          </table:table-cell>
          <table:table-cell office:value-type="string" calcext:value-type="string">
            <text:p>Mean Charge N2</text:p>
          </table:table-cell>
          <table:table-cell office:value-type="string" calcext:value-type="string">
            <text:p>Mean Charge std N2</text:p>
          </table:table-cell>
          <table:table-cell office:value-type="string" calcext:value-type="string">
            <text:p>Al ratio from massspec</text:p>
          </table:table-cell>
          <table:table-cell office:value-type="string" calcext:value-type="string">
            <text:p>Ti ratio from massspec</text:p>
          </table:table-cell>
          <table:table-cell office:value-type="string" calcext:value-type="string">
            <text:p>N ratio from massspec</text:p>
          </table:table-cell>
          <table:table-cell office:value-type="string" calcext:value-type="string">
            <text:p>N2 ratio from massspec</text:p>
          </table:table-cell>
          <table:table-cell office:value-type="string" calcext:value-type="string">
            <text:p>Effective Molar Mass (g/mol)</text:p>
          </table:table-cell>
          <table:table-cell office:value-type="string" calcext:value-type="string">
            <text:p>Overall Mean Charge State</text:p>
          </table:table-cell>
          <table:table-cell office:value-type="string" calcext:value-type="string">
            <text:p>Over Mean Charge State std</text:p>
          </table:table-cell>
          <table:table-cell office:value-type="string" calcext:value-type="string">
            <text:p>Mass (g) of 64 pulses</text:p>
          </table:table-cell>
          <table:table-cell office:value-type="string" calcext:value-type="string">
            <text:p>Mass std (g)</text:p>
          </table:table-cell>
          <table:table-cell office:value-type="string" calcext:value-type="string">
            <text:p>Ion Current (A)</text:p>
          </table:table-cell>
          <table:table-cell office:value-type="string" calcext:value-type="string">
            <text:p>Ion Current Std (A)</text:p>
          </table:table-cell>
          <table:table-cell office:value-type="string" calcext:value-type="string">
            <text:p>Mass Flux (μg/cm²/s)</text:p>
          </table:table-cell>
          <table:table-cell office:value-type="string" calcext:value-type="string">
            <text:p>Mass Flux std (μg/cm²/s)</text:p>
          </table:table-cell>
          <table:table-cell office:value-type="string" calcext:value-type="string">
            <text:p>Ion Flux (μg/cm²/s)</text:p>
          </table:table-cell>
          <table:table-cell office:value-type="string" calcext:value-type="string">
            <text:p>Ion Flux std (μg/cm²/s)</text:p>
          </table:table-cell>
          <table:table-cell office:value-type="string" calcext:value-type="string">
            <text:p>Atomic Flux (atoms/cm²s)</text:p>
          </table:table-cell>
          <table:table-cell office:value-type="string" calcext:value-type="string">
            <text:p>Atomic Flux std (atoms/cm²s)</text:p>
          </table:table-cell>
          <table:table-cell office:value-type="string" calcext:value-type="string">
            <text:p>Ion Flux (atoms/cm²s)</text:p>
          </table:table-cell>
          <table:table-cell office:value-type="string" calcext:value-type="string">
            <text:p>Ion Flux std (atoms/cm²s)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1.78261766586588" calcext:value-type="float">
            <text:p>1.78261766586588</text:p>
          </table:table-cell>
          <table:table-cell table:style-name="Default" office:value-type="float" office:value="0.515344082596269" calcext:value-type="float">
            <text:p>0.515344082596269</text:p>
          </table:table-cell>
          <table:table-cell office:value-type="float" office:value="2.507988004642" calcext:value-type="float">
            <text:p>2.507988004642</text:p>
          </table:table-cell>
          <table:table-cell table:style-name="Default" office:value-type="float" office:value="0.532908525692224" calcext:value-type="float">
            <text:p>0.5329085256922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9568436226662" calcext:value-type="float">
            <text:p>0.259568436226662</text:p>
          </table:table-cell>
          <table:table-cell office:value-type="float" office:value="0.74010061923104" calcext:value-type="float">
            <text:p>0.74010061923104</text:p>
          </table:table-cell>
          <table:table-cell office:value-type="float" office:value="0.0000100286224938938" calcext:value-type="float">
            <text:p>1.00286224938938E-05</text:p>
          </table:table-cell>
          <table:table-cell office:value-type="float" office:value="0.0003209159198046" calcext:value-type="float">
            <text:p>0.0003209159198046</text:p>
          </table:table-cell>
          <table:table-cell office:value-type="float" office:value="42.5423035476792" calcext:value-type="float">
            <text:p>42.5423035476792</text:p>
          </table:table-cell>
          <table:table-cell table:formula="of:=[.D2]*[.L2]+[.F2]*[.M2]+[.H2]*[.N2]+[.J2]*[.O2]" office:value-type="float" office:value="2.31920569972069" calcext:value-type="float">
            <text:p>2.31920569972069</text:p>
          </table:table-cell>
          <table:table-cell table:formula="of:=SQRT([.L2]^2*[.E2]^2 + [.M2]^2 * [.G2]^2 )" office:value-type="float" office:value="0.416472884131222" calcext:value-type="float">
            <text:p>0.416472884131222</text:p>
          </table:table-cell>
          <table:table-cell office:value-type="float" office:value="0.000000764399662218608" calcext:value-type="float">
            <text:p>7.64399662218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33335740714357" calcext:value-type="float">
            <text:p>0.00533335740714357</text:p>
          </table:table-cell>
          <table:table-cell office:value-type="float" office:value="0.00362996145723776" calcext:value-type="float">
            <text:p>0.00362996145723776</text:p>
          </table:table-cell>
          <table:table-cell office:value-type="float" office:value="23.875" calcext:value-type="float">
            <text:p>23.875</text:p>
          </table:table-cell>
          <table:table-cell table:formula="of:=[.T2]*10^6/(0.5*64)" office:value-type="float" office:value="0.0000176386896875" calcext:value-type="float">
            <text:p>0.0000176386896875</text:p>
          </table:table-cell>
          <table:table-cell office:value-type="float" office:value="16.46114078044" calcext:value-type="float">
            <text:p>16.46114078044</text:p>
          </table:table-cell>
          <table:table-cell office:value-type="float" office:value="11.2036944111654" calcext:value-type="float">
            <text:p>11.2036944111654</text:p>
          </table:table-cell>
          <table:table-cell table:formula="of:=[.S2]*6.022*10^23/(0.44*0.064*[.P2])" office:value-type="float" office:value="3.84244433929758E+017" calcext:value-type="float">
            <text:p>3.84244E+17</text:p>
          </table:table-cell>
          <table:table-cell table:formula="of:=[.T2]*6.022*10^23/(1.54*0.064*[.P2])" office:value-type="float" office:value="81065366873685.8" calcext:value-type="float">
            <text:p>8.1065E+13</text:p>
          </table:table-cell>
          <table:table-cell table:formula="of:=[.U2]/(0.196*[.Q2]*1.602*10^-19)" office:value-type="float" office:value="7.32390724540986E+016" calcext:value-type="float">
            <text:p>7.32390724540986E+016</text:p>
          </table:table-cell>
          <table:table-cell table:formula="of:=[.AC2]*SQRT(([.V2]/[.U2])^2+([.R2]/[.Q2])^2)" office:value-type="float" office:value="5.15534293264933E+016" calcext:value-type="float">
            <text:p>5.15534293264933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41699309777725" calcext:value-type="float">
            <text:p>1.41699309777725</text:p>
          </table:table-cell>
          <table:table-cell office:value-type="float" office:value="0.541812514812168" calcext:value-type="float">
            <text:p>0.541812514812168</text:p>
          </table:table-cell>
          <table:table-cell office:value-type="float" office:value="2.38127252290089" calcext:value-type="float">
            <text:p>2.38127252290089</text:p>
          </table:table-cell>
          <table:table-cell office:value-type="float" office:value="0.639391294429304" calcext:value-type="float">
            <text:p>0.639391294429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7134915167827" calcext:value-type="float">
            <text:p>0.627134915167827</text:p>
          </table:table-cell>
          <table:table-cell office:value-type="float" office:value="0.262310572484177" calcext:value-type="float">
            <text:p>0.262310572484177</text:p>
          </table:table-cell>
          <table:table-cell office:value-type="float" office:value="0.0119761581571245" calcext:value-type="float">
            <text:p>0.0119761581571245</text:p>
          </table:table-cell>
          <table:table-cell office:value-type="float" office:value="0.0985783541908718" calcext:value-type="float">
            <text:p>0.0985783541908718</text:p>
          </table:table-cell>
          <table:table-cell office:value-type="float" office:value="32.451410320316" calcext:value-type="float">
            <text:p>32.451410320316</text:p>
          </table:table-cell>
          <table:table-cell table:formula="of:=[.D3]*[.L3]+[.F3]*[.M3]+[.H3]*[.N3]+[.J3]*[.O3]" office:value-type="float" office:value="1.6238333172389" calcext:value-type="float">
            <text:p>1.6238333172389</text:p>
          </table:table-cell>
          <table:table-cell table:formula="of:=SQRT([.L3]^2*[.E3]^2 + [.M3]^2 * [.G3]^2 )" office:value-type="float" office:value="0.378928265725137" calcext:value-type="float">
            <text:p>0.378928265725137</text:p>
          </table:table-cell>
          <table:table-cell office:value-type="float" office:value="0.000000319678907686589" calcext:value-type="float">
            <text:p>3.19678907686589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74968946448211" calcext:value-type="float">
            <text:p>0.00274968946448211</text:p>
          </table:table-cell>
          <table:table-cell office:value-type="float" office:value="0.00176809558307544" calcext:value-type="float">
            <text:p>0.00176809558307544</text:p>
          </table:table-cell>
          <table:table-cell office:value-type="float" office:value="9.98996586520591" calcext:value-type="float">
            <text:p>9.98996586520591</text:p>
          </table:table-cell>
          <table:table-cell table:formula="of:=[.T3]*10^6/(0.5*64)" office:value-type="float" office:value="0.0000176386896875" calcext:value-type="float">
            <text:p>0.0000176386896875</text:p>
          </table:table-cell>
          <table:table-cell office:value-type="float" office:value="6.47374314616274" calcext:value-type="float">
            <text:p>6.47374314616274</text:p>
          </table:table-cell>
          <table:table-cell office:value-type="float" office:value="4.16272339496748" calcext:value-type="float">
            <text:p>4.16272339496748</text:p>
          </table:table-cell>
          <table:table-cell table:formula="of:=[.S3]*6.022*10^23/(0.44*0.064*[.P3])" office:value-type="float" office:value="2.10663117868365E+017" calcext:value-type="float">
            <text:p>2.10663E+17</text:p>
          </table:table-cell>
          <table:table-cell table:formula="of:=[.T3]*6.022*10^23/(1.54*0.064*[.P3])" office:value-type="float" office:value="106272960426169" calcext:value-type="float">
            <text:p>1.0627E+14</text:p>
          </table:table-cell>
          <table:table-cell table:formula="of:=[.U3]/(0.196*[.Q3]*1.602*10^-19)" office:value-type="float" office:value="5.39291553949914E+016" calcext:value-type="float">
            <text:p>5.39291553949914E+016</text:p>
          </table:table-cell>
          <table:table-cell table:formula="of:=[.AC3]*SQRT(([.V3]/[.U3])^2+([.R3]/[.Q3])^2)" office:value-type="float" office:value="3.6890235984171E+016" calcext:value-type="float">
            <text:p>3.6890235984171E+016</text:p>
          </table:table-cell>
          <table:table-cell/>
          <table:table-cell office:value-type="string" calcext:value-type="string">
            <text:p>Note:</text:p>
          </table:table-cell>
          <table:table-cell table:number-columns-repeated="1635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36204744932446" calcext:value-type="float">
            <text:p>1.36204744932446</text:p>
          </table:table-cell>
          <table:table-cell table:style-name="Default" office:value-type="float" office:value="0.480647221744518" calcext:value-type="float">
            <text:p>0.480647221744518</text:p>
          </table:table-cell>
          <table:table-cell office:value-type="float" office:value="1.72097602468151" calcext:value-type="float">
            <text:p>1.72097602468151</text:p>
          </table:table-cell>
          <table:table-cell table:style-name="Default" office:value-type="float" office:value="0.637747400133151" calcext:value-type="float">
            <text:p>0.637747400133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1987363691646" calcext:value-type="float">
            <text:p>0.541987363691646</text:p>
          </table:table-cell>
          <table:table-cell office:value-type="float" office:value="0.17308925777413" calcext:value-type="float">
            <text:p>0.17308925777413</text:p>
          </table:table-cell>
          <table:table-cell office:value-type="float" office:value="0.0230323429584342" calcext:value-type="float">
            <text:p>0.0230323429584342</text:p>
          </table:table-cell>
          <table:table-cell office:value-type="float" office:value="0.26189103557579" calcext:value-type="float">
            <text:p>0.26189103557579</text:p>
          </table:table-cell>
          <table:table-cell table:style-name="Default" office:value-type="float" office:value="31.877609" calcext:value-type="float">
            <text:p>31.877609</text:p>
          </table:table-cell>
          <table:table-cell table:formula="of:=[.D4]*[.L4]+[.F4]*[.M4]+[.H4]*[.N4]+[.J4]*[.O4]" office:value-type="float" office:value="1.32101834757571" calcext:value-type="float">
            <text:p>1.32101834757571</text:p>
          </table:table-cell>
          <table:table-cell table:formula="of:=SQRT([.L4]^2*[.E4]^2 + [.M4]^2 * [.G4]^2 )" office:value-type="float" office:value="0.282927638622497" calcext:value-type="float">
            <text:p>0.282927638622497</text:p>
          </table:table-cell>
          <table:table-cell office:value-type="float" office:value="0.000000498455258729835" calcext:value-type="float">
            <text:p>4.9845525872983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14100215491902" calcext:value-type="float">
            <text:p>0.00414100215491902</text:p>
          </table:table-cell>
          <table:table-cell office:value-type="float" office:value="0.00141210635914201" calcext:value-type="float">
            <text:p>0.00141210635914201</text:p>
          </table:table-cell>
          <table:table-cell office:value-type="float" office:value="15.5767268353073" calcext:value-type="float">
            <text:p>15.5767268353073</text:p>
          </table:table-cell>
          <table:table-cell table:formula="of:=[.T4]*10^6/(0.5*64)" office:value-type="float" office:value="0.0000176386896875" calcext:value-type="float">
            <text:p>0.0000176386896875</text:p>
          </table:table-cell>
          <table:table-cell office:value-type="float" office:value="9.19236877006315" calcext:value-type="float">
            <text:p>9.19236877006315</text:p>
          </table:table-cell>
          <table:table-cell office:value-type="float" office:value="3.13465241266904" calcext:value-type="float">
            <text:p>3.13465241266904</text:p>
          </table:table-cell>
          <table:table-cell table:formula="of:=[.S4]*6.022*10^23/(0.44*0.064*[.P4])" office:value-type="float" office:value="3.34386352082303E+017" calcext:value-type="float">
            <text:p>3.34386E+17</text:p>
          </table:table-cell>
          <table:table-cell table:formula="of:=[.T4]*6.022*10^23/(1.54*0.064*[.P4])" office:value-type="float" office:value="108185888243510" calcext:value-type="float">
            <text:p>1.0819E+14</text:p>
          </table:table-cell>
          <table:table-cell table:formula="of:=[.U4]/(0.196*[.Q4]*1.602*10^-19)" office:value-type="float" office:value="9.98338969501297E+016" calcext:value-type="float">
            <text:p>9.98338969501297E+016</text:p>
          </table:table-cell>
          <table:table-cell table:formula="of:=[.AC4]*SQRT(([.V4]/[.U4])^2+([.R4]/[.Q4])^2)" office:value-type="float" office:value="4.02016501763742E+016" calcext:value-type="float">
            <text:p>4.02016501763742E+016</text:p>
          </table:table-cell>
          <table:table-cell/>
          <table:table-cell office:value-type="string" calcext:value-type="string">
            <text:p>Inserted ratios for 14cm from EDX</text:p>
          </table:table-cell>
          <table:table-cell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</text:p>
          </table:table-cell>
          <table:table-cell office:value-type="float" office:value="1.63372557471211" calcext:value-type="float">
            <text:p>1.63372557471211</text:p>
          </table:table-cell>
          <table:table-cell table:style-name="Default" office:value-type="float" office:value="0.534808713104045" calcext:value-type="float">
            <text:p>0.534808713104045</text:p>
          </table:table-cell>
          <table:table-cell office:value-type="float" office:value="2.51612591438508" calcext:value-type="float">
            <text:p>2.51612591438508</text:p>
          </table:table-cell>
          <table:table-cell table:style-name="Default" office:value-type="float" office:value="0.575390804370209" calcext:value-type="float">
            <text:p>0.5753908043702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28099938637968" calcext:value-type="float">
            <text:p>0.728099938637968</text:p>
          </table:table-cell>
          <table:table-cell office:value-type="float" office:value="0.188212200625791" calcext:value-type="float">
            <text:p>0.188212200625791</text:p>
          </table:table-cell>
          <table:table-cell office:value-type="float" office:value="0.0084798418707125" calcext:value-type="float">
            <text:p>0.0084798418707125</text:p>
          </table:table-cell>
          <table:table-cell office:value-type="float" office:value="0.075208018865528" calcext:value-type="float">
            <text:p>0.075208018865528</text:p>
          </table:table-cell>
          <table:table-cell office:value-type="float" office:value="30.9174262876879" calcext:value-type="float">
            <text:p>30.9174262876879</text:p>
          </table:table-cell>
          <table:table-cell table:formula="of:=[.D5]*[.L5]+[.F5]*[.M5]+[.H5]*[.N5]+[.J5]*[.O5]" office:value-type="float" office:value="1.7467689468334" calcext:value-type="float">
            <text:p>1.7467689468334</text:p>
          </table:table-cell>
          <table:table-cell table:formula="of:=SQRT([.L5]^2*[.E5]^2 + [.M5]^2 * [.G5]^2 )" office:value-type="float" office:value="0.404172941339825" calcext:value-type="float">
            <text:p>0.404172941339825</text:p>
          </table:table-cell>
          <table:table-cell office:value-type="float" office:value="0.000000720975560141608" calcext:value-type="float">
            <text:p>7.20975560141608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62131590440376" calcext:value-type="float">
            <text:p>0.00462131590440376</text:p>
          </table:table-cell>
          <table:table-cell office:value-type="float" office:value="0.00288750682715873" calcext:value-type="float">
            <text:p>0.00288750682715873</text:p>
          </table:table-cell>
          <table:table-cell office:value-type="float" office:value="22.5" calcext:value-type="float">
            <text:p>22.5</text:p>
          </table:table-cell>
          <table:table-cell table:formula="of:=[.T5]*10^6/(0.5*64)" office:value-type="float" office:value="0.0000176386896875" calcext:value-type="float">
            <text:p>0.0000176386896875</text:p>
          </table:table-cell>
          <table:table-cell office:value-type="float" office:value="10.3659051332918" calcext:value-type="float">
            <text:p>10.3659051332918</text:p>
          </table:table-cell>
          <table:table-cell office:value-type="float" office:value="6.47686123632823" calcext:value-type="float">
            <text:p>6.47686123632823</text:p>
          </table:table-cell>
          <table:table-cell table:formula="of:=[.S5]*6.022*10^23/(0.44*0.064*[.P5])" office:value-type="float" office:value="4.98683856982225E+017" calcext:value-type="float">
            <text:p>4.98684E+17</text:p>
          </table:table-cell>
          <table:table-cell table:formula="of:=[.T5]*6.022*10^23/(1.54*0.064*[.P5])" office:value-type="float" office:value="111545748105096" calcext:value-type="float">
            <text:p>1.1155E+14</text:p>
          </table:table-cell>
          <table:table-cell table:formula="of:=[.U5]/(0.196*[.Q5]*1.602*10^-19)" office:value-type="float" office:value="8.42580902335026E+016" calcext:value-type="float">
            <text:p>8.42580902335026E+016</text:p>
          </table:table-cell>
          <table:table-cell table:formula="of:=[.AC5]*SQRT(([.V5]/[.U5])^2+([.R5]/[.Q5])^2)" office:value-type="float" office:value="5.61403373626261E+016" calcext:value-type="float">
            <text:p>5.61403373626261E+016</text:p>
          </table:table-cell>
          <table:table-cell/>
          <table:table-cell office:value-type="string" calcext:value-type="string">
            <text:p>added factors for discrepancy between the 2 positions</text:p>
          </table:table-cell>
          <table:table-cell table:number-columns-repeated="1635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8630926573741" calcext:value-type="float">
            <text:p>1.8630926573741</text:p>
          </table:table-cell>
          <table:table-cell table:style-name="Default" office:value-type="float" office:value="0.468835851335993" calcext:value-type="float">
            <text:p>0.468835851335993</text:p>
          </table:table-cell>
          <table:table-cell office:value-type="float" office:value="2.44728244605709" calcext:value-type="float">
            <text:p>2.44728244605709</text:p>
          </table:table-cell>
          <table:table-cell table:style-name="Default" office:value-type="float" office:value="0.536463835451855" calcext:value-type="float">
            <text:p>0.536463835451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61836839952989" calcext:value-type="float">
            <text:p>0.461836839952989</text:p>
          </table:table-cell>
          <table:table-cell office:value-type="float" office:value="0.527696551572498" calcext:value-type="float">
            <text:p>0.527696551572498</text:p>
          </table:table-cell>
          <table:table-cell office:value-type="float" office:value="0.0029669742796112" calcext:value-type="float">
            <text:p>0.0029669742796112</text:p>
          </table:table-cell>
          <table:table-cell office:value-type="float" office:value="0.0074996341949011" calcext:value-type="float">
            <text:p>0.0074996341949011</text:p>
          </table:table-cell>
          <table:table-cell office:value-type="float" office:value="38.0505565515824" calcext:value-type="float">
            <text:p>38.0505565515824</text:p>
          </table:table-cell>
          <table:table-cell table:formula="of:=[.D6]*[.L6]+[.F6]*[.M6]+[.H6]*[.N6]+[.J6]*[.O6]" office:value-type="float" office:value="2.16233394140402" calcext:value-type="float">
            <text:p>2.16233394140402</text:p>
          </table:table-cell>
          <table:table-cell table:formula="of:=SQRT([.L6]^2*[.E6]^2 + [.M6]^2 * [.G6]^2 )" office:value-type="float" office:value="0.356403393225228" calcext:value-type="float">
            <text:p>0.356403393225228</text:p>
          </table:table-cell>
          <table:table-cell office:value-type="float" office:value="0.000000195069796659857" calcext:value-type="float">
            <text:p>1.95069796659857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305895423340332" calcext:value-type="float">
            <text:p>0.00305895423340332</text:p>
          </table:table-cell>
          <table:table-cell office:value-type="float" office:value="0.00113460671059507" calcext:value-type="float">
            <text:p>0.00113460671059507</text:p>
          </table:table-cell>
          <table:table-cell office:value-type="float" office:value="6.09593114562053" calcext:value-type="float">
            <text:p>6.09593114562053</text:p>
          </table:table-cell>
          <table:table-cell table:formula="of:=[.T6]*10^6/(0.5*64)" office:value-type="float" office:value="0.0000176386896875" calcext:value-type="float">
            <text:p>0.0000176386896875</text:p>
          </table:table-cell>
          <table:table-cell office:value-type="float" office:value="8.44446678061573" calcext:value-type="float">
            <text:p>8.44446678061573</text:p>
          </table:table-cell>
          <table:table-cell office:value-type="float" office:value="3.13216476796516" calcext:value-type="float">
            <text:p>3.13216476796516</text:p>
          </table:table-cell>
          <table:table-cell table:formula="of:=[.S6]*6.022*10^23/(0.44*0.064*[.P6])" office:value-type="float" office:value="1.09631944868002E+017" calcext:value-type="float">
            <text:p>1.09632E+17</text:p>
          </table:table-cell>
          <table:table-cell table:formula="of:=[.T6]*6.022*10^23/(1.54*0.064*[.P6])" office:value-type="float" office:value="90634875210541.4" calcext:value-type="float">
            <text:p>9.0635E+13</text:p>
          </table:table-cell>
          <table:table-cell table:formula="of:=[.U6]/(0.196*[.Q6]*1.602*10^-19)" office:value-type="float" office:value="4.505382116949E+016" calcext:value-type="float">
            <text:p>4.505382116949E+016</text:p>
          </table:table-cell>
          <table:table-cell table:formula="of:=[.AC6]*SQRT(([.V6]/[.U6])^2+([.R6]/[.Q6])^2)" office:value-type="float" office:value="1.82867144231263E+016" calcext:value-type="float">
            <text:p>1.82867144231263E+016</text:p>
          </table:table-cell>
          <table:table-cell/>
          <table:table-cell office:value-type="string" calcext:value-type="string">
            <text:p>changed the area in AA and AC to reflect the actual areas</text:p>
          </table:table-cell>
          <table:table-cell table:number-columns-repeated="1635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1.30730649833588" calcext:value-type="float">
            <text:p>1.30730649833588</text:p>
          </table:table-cell>
          <table:table-cell table:style-name="Default" office:value-type="float" office:value="0.463292090448114" calcext:value-type="float">
            <text:p>0.463292090448114</text:p>
          </table:table-cell>
          <table:table-cell office:value-type="float" office:value="1.83279366306803" calcext:value-type="float">
            <text:p>1.83279366306803</text:p>
          </table:table-cell>
          <table:table-cell table:style-name="Default" office:value-type="float" office:value="0.628551014705841" calcext:value-type="float">
            <text:p>0.6285510147058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8210169694596" calcext:value-type="float">
            <text:p>0.658210169694596</text:p>
          </table:table-cell>
          <table:table-cell office:value-type="float" office:value="0.237822593970581" calcext:value-type="float">
            <text:p>0.237822593970581</text:p>
          </table:table-cell>
          <table:table-cell office:value-type="float" office:value="0.0087303974953213" calcext:value-type="float">
            <text:p>0.0087303974953213</text:p>
          </table:table-cell>
          <table:table-cell office:value-type="float" office:value="0.0952368388395026" calcext:value-type="float">
            <text:p>0.0952368388395026</text:p>
          </table:table-cell>
          <table:table-cell office:value-type="float" office:value="31.9760161447825" calcext:value-type="float">
            <text:p>31.9760161447825</text:p>
          </table:table-cell>
          <table:table-cell table:formula="of:=[.D7]*[.L7]+[.F7]*[.M7]+[.H7]*[.N7]+[.J7]*[.O7]" office:value-type="float" office:value="1.40032941161101" calcext:value-type="float">
            <text:p>1.40032941161101</text:p>
          </table:table-cell>
          <table:table-cell table:formula="of:=SQRT([.L7]^2*[.E7]^2 + [.M7]^2 * [.G7]^2 )" office:value-type="float" office:value="0.339611446488436" calcext:value-type="float">
            <text:p>0.339611446488436</text:p>
          </table:table-cell>
          <table:table-cell office:value-type="float" office:value="0.0000011274838574469" calcext:value-type="float">
            <text:p>1.127483857446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45936931652419" calcext:value-type="float">
            <text:p>0.00645936931652419</text:p>
          </table:table-cell>
          <table:table-cell office:value-type="float" office:value="0.0021742746659727" calcext:value-type="float">
            <text:p>0.0021742746659727</text:p>
          </table:table-cell>
          <table:table-cell office:value-type="float" office:value="35.25" calcext:value-type="float">
            <text:p>35.25</text:p>
          </table:table-cell>
          <table:table-cell table:formula="of:=[.T7]*10^6/(0.5*64)" office:value-type="float" office:value="0.0000176386896875" calcext:value-type="float">
            <text:p>0.0000176386896875</text:p>
          </table:table-cell>
          <table:table-cell office:value-type="float" office:value="14.9848606814741" calcext:value-type="float">
            <text:p>14.9848606814741</text:p>
          </table:table-cell>
          <table:table-cell office:value-type="float" office:value="5.04402231182404" calcext:value-type="float">
            <text:p>5.04402231182404</text:p>
          </table:table-cell>
          <table:table-cell table:formula="of:=[.S7]*6.022*10^23/(0.44*0.064*[.P7])" office:value-type="float" office:value="7.54039468855264E+017" calcext:value-type="float">
            <text:p>7.54039E+17</text:p>
          </table:table-cell>
          <table:table-cell table:formula="of:=[.T7]*6.022*10^23/(1.54*0.064*[.P7])" office:value-type="float" office:value="107852942941019" calcext:value-type="float">
            <text:p>1.0785E+14</text:p>
          </table:table-cell>
          <table:table-cell table:formula="of:=[.U7]/(0.196*[.Q7]*1.602*10^-19)" office:value-type="float" office:value="1.46906605062665E+017" calcext:value-type="float">
            <text:p>1.46906605062665E+017</text:p>
          </table:table-cell>
          <table:table-cell table:formula="of:=[.AC7]*SQRT(([.V7]/[.U7])^2+([.R7]/[.Q7])^2)" office:value-type="float" office:value="6.09480172137259E+016" calcext:value-type="float">
            <text:p>6.09480172137259E+016</text:p>
          </table:table-cell>
          <table:table-cell table:number-columns-repeated="1635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21156692475991" calcext:value-type="float">
            <text:p>1.21156692475991</text:p>
          </table:table-cell>
          <table:table-cell table:style-name="Default" office:value-type="float" office:value="0.408419344678415" calcext:value-type="float">
            <text:p>0.408419344678415</text:p>
          </table:table-cell>
          <table:table-cell office:value-type="float" office:value="1.60633679928451" calcext:value-type="float">
            <text:p>1.60633679928451</text:p>
          </table:table-cell>
          <table:table-cell table:style-name="Default" office:value-type="float" office:value="0.781654663486338" calcext:value-type="float">
            <text:p>0.7816546634863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32195086513877" calcext:value-type="float">
            <text:p>0.632195086513877</text:p>
          </table:table-cell>
          <table:table-cell office:value-type="float" office:value="0.173904775854825" calcext:value-type="float">
            <text:p>0.173904775854825</text:p>
          </table:table-cell>
          <table:table-cell office:value-type="float" office:value="0.0075181611860402" calcext:value-type="float">
            <text:p>0.0075181611860402</text:p>
          </table:table-cell>
          <table:table-cell office:value-type="float" office:value="0.186381976445258" calcext:value-type="float">
            <text:p>0.186381976445258</text:p>
          </table:table-cell>
          <table:table-cell office:value-type="float" office:value="30.7406461739781" calcext:value-type="float">
            <text:p>30.7406461739781</text:p>
          </table:table-cell>
          <table:table-cell table:formula="of:=[.D8]*[.L8]+[.F8]*[.M8]+[.H8]*[.N8]+[.J8]*[.O8]" office:value-type="float" office:value="1.23919643547417" calcext:value-type="float">
            <text:p>1.23919643547417</text:p>
          </table:table-cell>
          <table:table-cell table:formula="of:=SQRT([.L8]^2*[.E8]^2 + [.M8]^2 * [.G8]^2 )" office:value-type="float" office:value="0.291797042011578" calcext:value-type="float">
            <text:p>0.291797042011578</text:p>
          </table:table-cell>
          <table:table-cell office:value-type="float" office:value="0.000000241146757675455" calcext:value-type="float">
            <text:p>2.41146757675455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91671260075735" calcext:value-type="float">
            <text:p>0.00291671260075735</text:p>
          </table:table-cell>
          <table:table-cell office:value-type="float" office:value="0.00100575030818001" calcext:value-type="float">
            <text:p>0.00100575030818001</text:p>
          </table:table-cell>
          <table:table-cell office:value-type="float" office:value="7.53583617735797" calcext:value-type="float">
            <text:p>7.53583617735797</text:p>
          </table:table-cell>
          <table:table-cell table:formula="of:=[.T8]*10^6/(0.5*64)" office:value-type="float" office:value="0.0000176386896875" calcext:value-type="float">
            <text:p>0.0000176386896875</text:p>
          </table:table-cell>
          <table:table-cell office:value-type="float" office:value="6.50496357317154" calcext:value-type="float">
            <text:p>6.50496357317154</text:p>
          </table:table-cell>
          <table:table-cell office:value-type="float" office:value="2.24306265784233" calcext:value-type="float">
            <text:p>2.24306265784233</text:p>
          </table:table-cell>
          <table:table-cell table:formula="of:=[.S8]*6.022*10^23/(0.44*0.064*[.P8])" office:value-type="float" office:value="1.67755410285897E+017" calcext:value-type="float">
            <text:p>1.67755E+17</text:p>
          </table:table-cell>
          <table:table-cell table:formula="of:=[.T8]*6.022*10^23/(1.54*0.064*[.P8])" office:value-type="float" office:value="112187213802410" calcext:value-type="float">
            <text:p>1.1219E+14</text:p>
          </table:table-cell>
          <table:table-cell table:formula="of:=[.U8]/(0.196*[.Q8]*1.602*10^-19)" office:value-type="float" office:value="7.49609184856221E+016" calcext:value-type="float">
            <text:p>7.49609184856221E+016</text:p>
          </table:table-cell>
          <table:table-cell table:formula="of:=[.AC8]*SQRT(([.V8]/[.U8])^2+([.R8]/[.Q8])^2)" office:value-type="float" office:value="3.1300156249583E+016" calcext:value-type="float">
            <text:p>3.1300156249583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5671418982082" calcext:value-type="float">
            <text:p>1.65671418982082</text:p>
          </table:table-cell>
          <table:table-cell table:style-name="Default" office:value-type="float" office:value="0.547275044617605" calcext:value-type="float">
            <text:p>0.547275044617605</text:p>
          </table:table-cell>
          <table:table-cell office:value-type="float" office:value="2.64777298592486" calcext:value-type="float">
            <text:p>2.64777298592486</text:p>
          </table:table-cell>
          <table:table-cell table:style-name="Default" office:value-type="float" office:value="0.568578053291173" calcext:value-type="float">
            <text:p>0.568578053291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61766950910463" calcext:value-type="float">
            <text:p>0.761766950910463</text:p>
          </table:table-cell>
          <table:table-cell office:value-type="float" office:value="0.236065175305354" calcext:value-type="float">
            <text:p>0.236065175305354</text:p>
          </table:table-cell>
          <table:table-cell office:value-type="float" office:value="0.0000154480317162742" calcext:value-type="float">
            <text:p>1.54480317162742E-05</text:p>
          </table:table-cell>
          <table:table-cell office:value-type="float" office:value="0.0021524257524675" calcext:value-type="float">
            <text:p>0.0021524257524675</text:p>
          </table:table-cell>
          <table:table-cell office:value-type="float" office:value="31.9593202827526" calcext:value-type="float">
            <text:p>31.9593202827526</text:p>
          </table:table-cell>
          <table:table-cell table:formula="of:=[.D9]*[.L9]+[.F9]*[.M9]+[.H9]*[.N9]+[.J9]*[.O9]" office:value-type="float" office:value="1.88924498478522" calcext:value-type="float">
            <text:p>1.88924498478522</text:p>
          </table:table-cell>
          <table:table-cell table:formula="of:=SQRT([.L9]^2*[.E9]^2 + [.M9]^2 * [.G9]^2 )" office:value-type="float" office:value="0.437969993246783" calcext:value-type="float">
            <text:p>0.437969993246783</text:p>
          </table:table-cell>
          <table:table-cell office:value-type="float" office:value="0.0000003415478" calcext:value-type="float">
            <text:p>0.0000003415478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204889468294464" calcext:value-type="float">
            <text:p>0.00204889468294464</text:p>
          </table:table-cell>
          <table:table-cell office:value-type="float" office:value="0.0009093751819154" calcext:value-type="float">
            <text:p>0.0009093751819154</text:p>
          </table:table-cell>
          <table:table-cell office:value-type="float" office:value="11.375" calcext:value-type="float">
            <text:p>11.375</text:p>
          </table:table-cell>
          <table:table-cell table:formula="of:=[.T9]*10^6/(0.5*64)" office:value-type="float" office:value="0.0000176386896875" calcext:value-type="float">
            <text:p>0.0000176386896875</text:p>
          </table:table-cell>
          <table:table-cell office:value-type="float" office:value="4.75067595776542" calcext:value-type="float">
            <text:p>4.75067595776542</text:p>
          </table:table-cell>
          <table:table-cell office:value-type="float" office:value="2.10852556223397" calcext:value-type="float">
            <text:p>2.10852556223397</text:p>
          </table:table-cell>
          <table:table-cell table:formula="of:=[.S9]*6.022*10^23/(0.44*0.064*[.P9])" office:value-type="float" office:value="2.28539913623154E+017" calcext:value-type="float">
            <text:p>2.28540E+17</text:p>
          </table:table-cell>
          <table:table-cell table:formula="of:=[.T9]*6.022*10^23/(1.54*0.064*[.P9])" office:value-type="float" office:value="107909286375076" calcext:value-type="float">
            <text:p>1.0791E+14</text:p>
          </table:table-cell>
          <table:table-cell table:formula="of:=[.U9]/(0.196*[.Q9]*1.602*10^-19)" office:value-type="float" office:value="3.45392397747332E+016" calcext:value-type="float">
            <text:p>3.45392397747332E+016</text:p>
          </table:table-cell>
          <table:table-cell table:formula="of:=[.AC9]*SQRT(([.V9]/[.U9])^2+([.R9]/[.Q9])^2)" office:value-type="float" office:value="1.72949199417667E+016" calcext:value-type="float">
            <text:p>1.72949199417667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1.27724775196743" calcext:value-type="float">
            <text:p>1.27724775196743</text:p>
          </table:table-cell>
          <table:table-cell table:style-name="Default" office:value-type="float" office:value="0.450411655255956" calcext:value-type="float">
            <text:p>0.450411655255956</text:p>
          </table:table-cell>
          <table:table-cell office:value-type="float" office:value="2.07046409898039" calcext:value-type="float">
            <text:p>2.07046409898039</text:p>
          </table:table-cell>
          <table:table-cell table:style-name="Default" office:value-type="float" office:value="0.574247581410137" calcext:value-type="float">
            <text:p>0.5742475814101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4933693678018" calcext:value-type="float">
            <text:p>0.384933693678018</text:p>
          </table:table-cell>
          <table:table-cell office:value-type="float" office:value="0.273674108040132" calcext:value-type="float">
            <text:p>0.273674108040132</text:p>
          </table:table-cell>
          <table:table-cell office:value-type="float" office:value="0.136982984035083" calcext:value-type="float">
            <text:p>0.136982984035083</text:p>
          </table:table-cell>
          <table:table-cell office:value-type="float" office:value="0.204409214246767" calcext:value-type="float">
            <text:p>0.204409214246767</text:p>
          </table:table-cell>
          <table:table-cell office:value-type="float" office:value="31.1707866906334" calcext:value-type="float">
            <text:p>31.1707866906334</text:p>
          </table:table-cell>
          <table:table-cell table:formula="of:=[.D10]*[.L10]+[.F10]*[.M10]+[.H10]*[.N10]+[.J10]*[.O10]" office:value-type="float" office:value="1.39968030870619" calcext:value-type="float">
            <text:p>1.39968030870619</text:p>
          </table:table-cell>
          <table:table-cell table:formula="of:=SQRT([.L10]^2*[.E10]^2 + [.M10]^2 * [.G10]^2 )" office:value-type="float" office:value="0.234005071060334" calcext:value-type="float">
            <text:p>0.234005071060334</text:p>
          </table:table-cell>
          <table:table-cell office:value-type="float" office:value="0.000000216819476909126" calcext:value-type="float">
            <text:p>2.1681947690912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090496147565675" calcext:value-type="float">
            <text:p>0.00090496147565675</text:p>
          </table:table-cell>
          <table:table-cell office:value-type="float" office:value="0.000561682497178415" calcext:value-type="float">
            <text:p>0.000561682497178415</text:p>
          </table:table-cell>
          <table:table-cell office:value-type="float" office:value="6.75" calcext:value-type="float">
            <text:p>6.75</text:p>
          </table:table-cell>
          <table:table-cell table:formula="of:=[.T10]*10^6/(0.5*64)" office:value-type="float" office:value="0.0000176386896875" calcext:value-type="float">
            <text:p>0.0000176386896875</text:p>
          </table:table-cell>
          <table:table-cell office:value-type="float" office:value="2.0465204730949" calcext:value-type="float">
            <text:p>2.0465204730949</text:p>
          </table:table-cell>
          <table:table-cell office:value-type="float" office:value="1.27021399338627" calcext:value-type="float">
            <text:p>1.27021399338627</text:p>
          </table:table-cell>
          <table:table-cell table:formula="of:=[.S10]*6.022*10^23/(0.44*0.064*[.P10])" office:value-type="float" office:value="1.48750567011082E+017" calcext:value-type="float">
            <text:p>1.48751E+17</text:p>
          </table:table-cell>
          <table:table-cell table:formula="of:=[.T10]*6.022*10^23/(1.54*0.064*[.P10])" office:value-type="float" office:value="110639089060291" calcext:value-type="float">
            <text:p>1.1064E+14</text:p>
          </table:table-cell>
          <table:table-cell table:formula="of:=[.U10]/(0.196*[.Q10]*1.602*10^-19)" office:value-type="float" office:value="2.059124735765E+016" calcext:value-type="float">
            <text:p>2.059124735765E+016</text:p>
          </table:table-cell>
          <table:table-cell table:formula="of:=[.AC10]*SQRT(([.V10]/[.U10])^2+([.R10]/[.Q10])^2)" office:value-type="float" office:value="1.32358968004293E+016" calcext:value-type="float">
            <text:p>1.32358968004293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.06724254620797" calcext:value-type="float">
            <text:p>2.06724254620797</text:p>
          </table:table-cell>
          <table:table-cell table:style-name="Default" office:value-type="float" office:value="0.511982472479904" calcext:value-type="float">
            <text:p>0.511982472479904</text:p>
          </table:table-cell>
          <table:table-cell office:value-type="float" office:value="2.7466033104966" calcext:value-type="float">
            <text:p>2.7466033104966</text:p>
          </table:table-cell>
          <table:table-cell table:style-name="Default" office:value-type="float" office:value="0.500115347055521" calcext:value-type="float">
            <text:p>0.5001153470555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2637306260865" calcext:value-type="float">
            <text:p>0.272637306260865</text:p>
          </table:table-cell>
          <table:table-cell office:value-type="float" office:value="0.690006711649198" calcext:value-type="float">
            <text:p>0.690006711649198</text:p>
          </table:table-cell>
          <table:table-cell office:value-type="float" office:value="0.0016569868375061" calcext:value-type="float">
            <text:p>0.0016569868375061</text:p>
          </table:table-cell>
          <table:table-cell office:value-type="float" office:value="0.0356989952524311" calcext:value-type="float">
            <text:p>0.0356989952524311</text:p>
          </table:table-cell>
          <table:table-cell office:value-type="float" office:value="41.504299110998" calcext:value-type="float">
            <text:p>41.504299110998</text:p>
          </table:table-cell>
          <table:table-cell table:formula="of:=[.D11]*[.L11]+[.F11]*[.M11]+[.H11]*[.N11]+[.J11]*[.O11]" office:value-type="float" office:value="2.49613813975649" calcext:value-type="float">
            <text:p>2.49613813975649</text:p>
          </table:table-cell>
          <table:table-cell table:formula="of:=SQRT([.L11]^2*[.E11]^2 + [.M11]^2 * [.G11]^2 )" office:value-type="float" office:value="0.37224502368754" calcext:value-type="float">
            <text:p>0.37224502368754</text:p>
          </table:table-cell>
          <table:table-cell office:value-type="float" office:value="0.0000012414627181489" calcext:value-type="float">
            <text:p>1.2414627181489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83352068126625" calcext:value-type="float">
            <text:p>0.0083352068126625</text:p>
          </table:table-cell>
          <table:table-cell office:value-type="float" office:value="0.00281730240384326" calcext:value-type="float">
            <text:p>0.00281730240384326</text:p>
          </table:table-cell>
          <table:table-cell office:value-type="float" office:value="38.8125" calcext:value-type="float">
            <text:p>38.8125</text:p>
          </table:table-cell>
          <table:table-cell table:formula="of:=[.T11]*10^6/(0.5*64)" office:value-type="float" office:value="0.0000176386896875" calcext:value-type="float">
            <text:p>0.0000176386896875</text:p>
          </table:table-cell>
          <table:table-cell office:value-type="float" office:value="25.0984963147993" calcext:value-type="float">
            <text:p>25.0984963147993</text:p>
          </table:table-cell>
          <table:table-cell office:value-type="float" office:value="8.48329928576163" calcext:value-type="float">
            <text:p>8.48329928576163</text:p>
          </table:table-cell>
          <table:table-cell table:formula="of:=[.S11]*6.022*10^23/(0.44*0.064*[.P11])" office:value-type="float" office:value="6.39659270451933E+017" calcext:value-type="float">
            <text:p>6.39659E+17</text:p>
          </table:table-cell>
          <table:table-cell table:formula="of:=[.T11]*6.022*10^23/(1.54*0.064*[.P11])" office:value-type="float" office:value="83092776377723.8" calcext:value-type="float">
            <text:p>8.3093E+13</text:p>
          </table:table-cell>
          <table:table-cell table:formula="of:=[.U11]/(0.196*[.Q11]*1.602*10^-19)" office:value-type="float" office:value="1.06347964212027E+017" calcext:value-type="float">
            <text:p>1.06347964212027E+017</text:p>
          </table:table-cell>
          <table:table-cell table:formula="of:=[.AC11]*SQRT(([.V11]/[.U11])^2+([.R11]/[.Q11])^2)" office:value-type="float" office:value="3.92888409024481E+016" calcext:value-type="float">
            <text:p>3.92888409024481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1" calcext:value-type="float">
            <text:p>0.1</text:p>
          </table:table-cell>
          <table:table-cell office:value-type="float" office:value="1.52645102529052" calcext:value-type="float">
            <text:p>1.52645102529052</text:p>
          </table:table-cell>
          <table:table-cell table:style-name="Default" office:value-type="float" office:value="0.554223971287369" calcext:value-type="float">
            <text:p>0.554223971287369</text:p>
          </table:table-cell>
          <table:table-cell office:value-type="float" office:value="2.4979603144463" calcext:value-type="float">
            <text:p>2.4979603144463</text:p>
          </table:table-cell>
          <table:table-cell table:style-name="Default" office:value-type="float" office:value="0.637995533687177" calcext:value-type="float">
            <text:p>0.6379955336871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5134469187624" calcext:value-type="float">
            <text:p>0.555134469187624</text:p>
          </table:table-cell>
          <table:table-cell office:value-type="float" office:value="0.268765133193757" calcext:value-type="float">
            <text:p>0.268765133193757</text:p>
          </table:table-cell>
          <table:table-cell office:value-type="float" office:value="0.0181349580095307" calcext:value-type="float">
            <text:p>0.0181349580095307</text:p>
          </table:table-cell>
          <table:table-cell office:value-type="float" office:value="0.157965439609089" calcext:value-type="float">
            <text:p>0.157965439609089</text:p>
          </table:table-cell>
          <table:table-cell office:value-type="float" office:value="32.5662787825541" calcext:value-type="float">
            <text:p>32.5662787825541</text:p>
          </table:table-cell>
          <table:table-cell table:formula="of:=[.D12]*[.L12]+[.F12]*[.M12]+[.H12]*[.N12]+[.J12]*[.O12]" office:value-type="float" office:value="1.69485061390906" calcext:value-type="float">
            <text:p>1.69485061390906</text:p>
          </table:table-cell>
          <table:table-cell table:formula="of:=SQRT([.L12]^2*[.E12]^2 + [.M12]^2 * [.G12]^2 )" office:value-type="float" office:value="0.352224924288104" calcext:value-type="float">
            <text:p>0.352224924288104</text:p>
          </table:table-cell>
          <table:table-cell office:value-type="float" office:value="0.00000117632656499836" calcext:value-type="float">
            <text:p>1.17632656499836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84123264765167" calcext:value-type="float">
            <text:p>0.00684123264765167</text:p>
          </table:table-cell>
          <table:table-cell office:value-type="float" office:value="0.002505573901121" calcext:value-type="float">
            <text:p>0.002505573901121</text:p>
          </table:table-cell>
          <table:table-cell office:value-type="float" office:value="36.75" calcext:value-type="float">
            <text:p>36.75</text:p>
          </table:table-cell>
          <table:table-cell table:formula="of:=[.T12]*10^6/(0.5*64)" office:value-type="float" office:value="0.0000176386896875" calcext:value-type="float">
            <text:p>0.0000176386896875</text:p>
          </table:table-cell>
          <table:table-cell office:value-type="float" office:value="16.1636982674835" calcext:value-type="float">
            <text:p>16.1636982674835</text:p>
          </table:table-cell>
          <table:table-cell office:value-type="float" office:value="5.91988938404298" calcext:value-type="float">
            <text:p>5.91988938404298</text:p>
          </table:table-cell>
          <table:table-cell table:formula="of:=[.S12]*6.022*10^23/(0.44*0.064*[.P12])" office:value-type="float" office:value="7.72445538641931E+017" calcext:value-type="float">
            <text:p>7.72446E+17</text:p>
          </table:table-cell>
          <table:table-cell table:formula="of:=[.T12]*6.022*10^23/(1.54*0.064*[.P12])" office:value-type="float" office:value="105898112208995" calcext:value-type="float">
            <text:p>1.0590E+14</text:p>
          </table:table-cell>
          <table:table-cell table:formula="of:=[.U12]/(0.196*[.Q12]*1.602*10^-19)" office:value-type="float" office:value="1.28553632086224E+017" calcext:value-type="float">
            <text:p>1.28553632086224E+017</text:p>
          </table:table-cell>
          <table:table-cell table:formula="of:=[.AC12]*SQRT(([.V12]/[.U12])^2+([.R12]/[.Q12])^2)" office:value-type="float" office:value="5.41339828250492E+016" calcext:value-type="float">
            <text:p>5.41339828250492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1.06830655363084" calcext:value-type="float">
            <text:p>1.06830655363084</text:p>
          </table:table-cell>
          <table:table-cell office:value-type="float" office:value="0.252405307491003" calcext:value-type="float">
            <text:p>0.252405307491003</text:p>
          </table:table-cell>
          <table:table-cell office:value-type="float" office:value="1.67679796743608" calcext:value-type="float">
            <text:p>1.67679796743608</text:p>
          </table:table-cell>
          <table:table-cell office:value-type="float" office:value="0.707211875168157" calcext:value-type="float">
            <text:p>0.707211875168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92957886536664" calcext:value-type="float">
            <text:p>0.392957886536664</text:p>
          </table:table-cell>
          <table:table-cell office:value-type="float" office:value="0.332618172726906" calcext:value-type="float">
            <text:p>0.332618172726906</text:p>
          </table:table-cell>
          <table:table-cell office:value-type="float" office:value="0.0234217901300994" calcext:value-type="float">
            <text:p>0.0234217901300994</text:p>
          </table:table-cell>
          <table:table-cell office:value-type="float" office:value="0.251002150606331" calcext:value-type="float">
            <text:p>0.251002150606331</text:p>
          </table:table-cell>
          <table:table-cell office:value-type="float" office:value="33.9315005061801" calcext:value-type="float">
            <text:p>33.9315005061801</text:p>
          </table:table-cell>
          <table:table-cell table:formula="of:=[.D13]*[.L13]+[.F13]*[.M13]+[.H13]*[.N13]+[.J13]*[.O13]" office:value-type="float" office:value="1.25195690218525" calcext:value-type="float">
            <text:p>1.25195690218525</text:p>
          </table:table-cell>
          <table:table-cell table:formula="of:=SQRT([.L13]^2*[.E13]^2 + [.M13]^2 * [.G13]^2 )" office:value-type="float" office:value="0.255287024345931" calcext:value-type="float">
            <text:p>0.255287024345931</text:p>
          </table:table-cell>
          <table:table-cell office:value-type="float" office:value="0.00000107856589143887" calcext:value-type="float">
            <text:p>1.07856589143887E-06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626370169160436" calcext:value-type="float">
            <text:p>0.00626370169160436</text:p>
          </table:table-cell>
          <table:table-cell office:value-type="float" office:value="0.00207411483244937" calcext:value-type="float">
            <text:p>0.00207411483244937</text:p>
          </table:table-cell>
          <table:table-cell office:value-type="float" office:value="33.6875" calcext:value-type="float">
            <text:p>33.6875</text:p>
          </table:table-cell>
          <table:table-cell table:formula="of:=[.T13]*10^6/(0.5*64)" office:value-type="float" office:value="0.0000176386896875" calcext:value-type="float">
            <text:p>0.0000176386896875</text:p>
          </table:table-cell>
          <table:table-cell office:value-type="float" office:value="15.4195738180509" calcext:value-type="float">
            <text:p>15.4195738180509</text:p>
          </table:table-cell>
          <table:table-cell office:value-type="float" office:value="5.10592112152066" calcext:value-type="float">
            <text:p>5.10592112152066</text:p>
          </table:table-cell>
          <table:table-cell table:formula="of:=[.S13]*6.022*10^23/(0.44*0.064*[.P13])" office:value-type="float" office:value="6.79753914863457E+017" calcext:value-type="float">
            <text:p>6.79754E+17</text:p>
          </table:table-cell>
          <table:table-cell table:formula="of:=[.T13]*6.022*10^23/(1.54*0.064*[.P13])" office:value-type="float" office:value="101637339737339" calcext:value-type="float">
            <text:p>1.0164E+14</text:p>
          </table:table-cell>
          <table:table-cell table:formula="of:=[.U13]/(0.196*[.Q13]*1.602*10^-19)" office:value-type="float" office:value="1.59339373177202E+017" calcext:value-type="float">
            <text:p>1.59339373177202E+017</text:p>
          </table:table-cell>
          <table:table-cell table:formula="of:=[.AC13]*SQRT(([.V13]/[.U13])^2+([.R13]/[.Q13])^2)" office:value-type="float" office:value="6.19639953677642E+016" calcext:value-type="float">
            <text:p>6.19639953677642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.23766102096161" calcext:value-type="float">
            <text:p>1.23766102096161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2.2534886784369" calcext:value-type="float">
            <text:p>2.2534886784369</text:p>
          </table:table-cell>
          <table:table-cell table:style-name="Default" office:value-type="float" office:value="0.441450548809284" calcext:value-type="float">
            <text:p>0.441450548809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53286491377156" calcext:value-type="float">
            <text:p>0.653286491377156</text:p>
          </table:table-cell>
          <table:table-cell office:value-type="float" office:value="0.206146752322867" calcext:value-type="float">
            <text:p>0.206146752322867</text:p>
          </table:table-cell>
          <table:table-cell office:value-type="float" office:value="0.0343095338776984" calcext:value-type="float">
            <text:p>0.0343095338776984</text:p>
          </table:table-cell>
          <table:table-cell office:value-type="float" office:value="0.106257222422279" calcext:value-type="float">
            <text:p>0.106257222422279</text:p>
          </table:table-cell>
          <table:table-cell office:value-type="float" office:value="30.9893150807924" calcext:value-type="float">
            <text:p>30.9893150807924</text:p>
          </table:table-cell>
          <table:table-cell table:formula="of:=[.D14]*[.L14]+[.F14]*[.M14]+[.H14]*[.N14]+[.J14]*[.O14]" office:value-type="float" office:value="1.41366335465437" calcext:value-type="float">
            <text:p>1.41366335465437</text:p>
          </table:table-cell>
          <table:table-cell table:formula="of:=SQRT([.L14]^2*[.E14]^2 + [.M14]^2 * [.G14]^2 )" office:value-type="float" office:value="0.30241125873038" calcext:value-type="float">
            <text:p>0.30241125873038</text:p>
          </table:table-cell>
          <table:table-cell office:value-type="float" office:value="0.000000249368738896536" calcext:value-type="float">
            <text:p>2.49368738896536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137923866683859" calcext:value-type="float">
            <text:p>0.00137923866683859</text:p>
          </table:table-cell>
          <table:table-cell office:value-type="float" office:value="0.000768335399576222" calcext:value-type="float">
            <text:p>0.000768335399576222</text:p>
          </table:table-cell>
          <table:table-cell office:value-type="float" office:value="7.8125" calcext:value-type="float">
            <text:p>7.8125</text:p>
          </table:table-cell>
          <table:table-cell table:formula="of:=[.T14]*10^6/(0.5*64)" office:value-type="float" office:value="0.0000176386896875" calcext:value-type="float">
            <text:p>0.0000176386896875</text:p>
          </table:table-cell>
          <table:table-cell office:value-type="float" office:value="3.10091341999182" calcext:value-type="float">
            <text:p>3.10091341999182</text:p>
          </table:table-cell>
          <table:table-cell office:value-type="float" office:value="1.72743239359857" calcext:value-type="float">
            <text:p>1.72743239359857</text:p>
          </table:table-cell>
          <table:table-cell table:formula="of:=[.S14]*6.022*10^23/(0.44*0.064*[.P14])" office:value-type="float" office:value="1.72083064718309E+017" calcext:value-type="float">
            <text:p>1.72083E+17</text:p>
          </table:table-cell>
          <table:table-cell table:formula="of:=[.T14]*6.022*10^23/(1.54*0.064*[.P14])" office:value-type="float" office:value="111286985070602" calcext:value-type="float">
            <text:p>1.1129E+14</text:p>
          </table:table-cell>
          <table:table-cell table:formula="of:=[.U14]/(0.196*[.Q14]*1.602*10^-19)" office:value-type="float" office:value="3.10724029833506E+016" calcext:value-type="float">
            <text:p>3.10724029833506E+016</text:p>
          </table:table-cell>
          <table:table-cell table:formula="of:=[.AC14]*SQRT(([.V14]/[.U14])^2+([.R14]/[.Q14])^2)" office:value-type="float" office:value="1.8541953043055E+016" calcext:value-type="float">
            <text:p>1.8541953043055E+016</text:p>
          </table:table-cell>
          <table:table-cell table:number-columns-repeated="1635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 office:value-type="float" office:value="1.19173370367142" calcext:value-type="float">
            <text:p>1.19173370367142</text:p>
          </table:table-cell>
          <table:table-cell table:style-name="Default" office:value-type="float" office:value="0.401701649400251" calcext:value-type="float">
            <text:p>0.401701649400251</text:p>
          </table:table-cell>
          <table:table-cell office:value-type="float" office:value="1.94958458510076" calcext:value-type="float">
            <text:p>1.94958458510076</text:p>
          </table:table-cell>
          <table:table-cell table:style-name="Default" office:value-type="float" office:value="0.777997712615365" calcext:value-type="float">
            <text:p>0.7779977126153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3585043160995" calcext:value-type="float">
            <text:p>0.443585043160995</text:p>
          </table:table-cell>
          <table:table-cell office:value-type="float" office:value="0.253878576231756" calcext:value-type="float">
            <text:p>0.253878576231756</text:p>
          </table:table-cell>
          <table:table-cell office:value-type="float" office:value="0.0258380643653831" calcext:value-type="float">
            <text:p>0.0258380643653831</text:p>
          </table:table-cell>
          <table:table-cell office:value-type="float" office:value="0.276698316241866" calcext:value-type="float">
            <text:p>0.276698316241866</text:p>
          </table:table-cell>
          <table:table-cell office:value-type="float" office:value="32.2722535803588" calcext:value-type="float">
            <text:p>32.2722535803588</text:p>
          </table:table-cell>
          <table:table-cell table:formula="of:=[.D15]*[.L15]+[.F15]*[.M15]+[.H15]*[.N15]+[.J15]*[.O15]" office:value-type="float" office:value="1.32612938569551" calcext:value-type="float">
            <text:p>1.32612938569551</text:p>
          </table:table-cell>
          <table:table-cell table:formula="of:=SQRT([.L15]^2*[.E15]^2 + [.M15]^2 * [.G15]^2 )" office:value-type="float" office:value="0.266015432087687" calcext:value-type="float">
            <text:p>0.266015432087687</text:p>
          </table:table-cell>
          <table:table-cell office:value-type="float" office:value="0.000000644964566831384" calcext:value-type="float">
            <text:p>6.4496456683138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437483938164141" calcext:value-type="float">
            <text:p>0.00437483938164141</text:p>
          </table:table-cell>
          <table:table-cell office:value-type="float" office:value="0.00234909753193531" calcext:value-type="float">
            <text:p>0.00234909753193531</text:p>
          </table:table-cell>
          <table:table-cell office:value-type="float" office:value="20.125" calcext:value-type="float">
            <text:p>20.125</text:p>
          </table:table-cell>
          <table:table-cell table:formula="of:=[.T15]*10^6/(0.5*64)" office:value-type="float" office:value="0.0000176386896875" calcext:value-type="float">
            <text:p>0.0000176386896875</text:p>
          </table:table-cell>
          <table:table-cell office:value-type="float" office:value="10.2430583125222" calcext:value-type="float">
            <text:p>10.2430583125222</text:p>
          </table:table-cell>
          <table:table-cell office:value-type="float" office:value="5.50007460899912" calcext:value-type="float">
            <text:p>5.50007460899912</text:p>
          </table:table-cell>
          <table:table-cell table:formula="of:=[.S15]*6.022*10^23/(0.44*0.064*[.P15])" office:value-type="float" office:value="4.27380461102022E+017" calcext:value-type="float">
            <text:p>4.27380E+17</text:p>
          </table:table-cell>
          <table:table-cell table:formula="of:=[.T15]*6.022*10^23/(1.54*0.064*[.P15])" office:value-type="float" office:value="106862925954549" calcext:value-type="float">
            <text:p>1.0686E+14</text:p>
          </table:table-cell>
          <table:table-cell table:formula="of:=[.U15]/(0.196*[.Q15]*1.602*10^-19)" office:value-type="float" office:value="1.0506489506944E+017" calcext:value-type="float">
            <text:p>1.0506489506944E+017</text:p>
          </table:table-cell>
          <table:table-cell table:formula="of:=[.AC15]*SQRT(([.V15]/[.U15])^2+([.R15]/[.Q15])^2)" office:value-type="float" office:value="6.02234111255562E+016" calcext:value-type="float">
            <text:p>6.02234111255562E+016</text:p>
          </table:table-cell>
          <table:table-cell table:number-columns-repeated="1635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.93617534168552" calcext:value-type="float">
            <text:p>1.93617534168552</text:p>
          </table:table-cell>
          <table:table-cell table:style-name="Default" office:value-type="float" office:value="0.4738108023263" calcext:value-type="float">
            <text:p>0.4738108023263</text:p>
          </table:table-cell>
          <table:table-cell office:value-type="float" office:value="2.72953241429162" calcext:value-type="float">
            <text:p>2.72953241429162</text:p>
          </table:table-cell>
          <table:table-cell table:style-name="Default" office:value-type="float" office:value="0.485900751132826" calcext:value-type="float">
            <text:p>0.48590075113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87151674072174" calcext:value-type="float">
            <text:p>0.387151674072174</text:p>
          </table:table-cell>
          <table:table-cell office:value-type="float" office:value="0.587258833379339" calcext:value-type="float">
            <text:p>0.587258833379339</text:p>
          </table:table-cell>
          <table:table-cell office:value-type="float" office:value="0.0015213313802563" calcext:value-type="float">
            <text:p>0.0015213313802563</text:p>
          </table:table-cell>
          <table:table-cell office:value-type="float" office:value="0.0240681611682304" calcext:value-type="float">
            <text:p>0.0240681611682304</text:p>
          </table:table-cell>
          <table:table-cell office:value-type="float" office:value="43.555915" calcext:value-type="float">
            <text:p>43.555915</text:p>
          </table:table-cell>
          <table:table-cell table:formula="of:=[.D16]*[.L16]+[.F16]*[.M16]+[.H16]*[.N16]+[.J16]*[.O16]" office:value-type="float" office:value="2.37812503866729" calcext:value-type="float">
            <text:p>2.37812503866729</text:p>
          </table:table-cell>
          <table:table-cell table:formula="of:=SQRT([.L16]^2*[.E16]^2 + [.M16]^2 * [.G16]^2 )" office:value-type="float" office:value="0.339224622782164" calcext:value-type="float">
            <text:p>0.339224622782164</text:p>
          </table:table-cell>
          <table:table-cell office:value-type="float" office:value="0.000000525604729848174" calcext:value-type="float">
            <text:p>5.25604729848174E-07</text:p>
          </table:table-cell>
          <table:table-cell table:style-name="ce2" office:value-type="string" calcext:value-type="string">
            <text:p>5.6443807e-10</text:p>
          </table:table-cell>
          <table:table-cell office:value-type="float" office:value="0.00502432422215557" calcext:value-type="float">
            <text:p>0.00502432422215557</text:p>
          </table:table-cell>
          <table:table-cell office:value-type="float" office:value="0.00170308030074449" calcext:value-type="float">
            <text:p>0.00170308030074449</text:p>
          </table:table-cell>
          <table:table-cell office:value-type="float" office:value="16.4251478077554" calcext:value-type="float">
            <text:p>16.4251478077554</text:p>
          </table:table-cell>
          <table:table-cell table:formula="of:=[.T16]*10^6/(0.5*64)" office:value-type="float" office:value="0.0000176386896875" calcext:value-type="float">
            <text:p>0.0000176386896875</text:p>
          </table:table-cell>
          <table:table-cell office:value-type="float" office:value="14.3388430252544" calcext:value-type="float">
            <text:p>14.3388430252544</text:p>
          </table:table-cell>
          <table:table-cell office:value-type="float" office:value="4.8603951520671" calcext:value-type="float">
            <text:p>4.8603951520671</text:p>
          </table:table-cell>
          <table:table-cell table:formula="of:=[.S16]*6.022*10^23/(0.44*0.064*[.P16])" office:value-type="float" office:value="2.58059721254808E+017" calcext:value-type="float">
            <text:p>2.58060E+17</text:p>
          </table:table-cell>
          <table:table-cell table:formula="of:=[.T16]*6.022*10^23/(1.54*0.064*[.P16])" office:value-type="float" office:value="79178854232411.8" calcext:value-type="float">
            <text:p>7.9179E+13</text:p>
          </table:table-cell>
          <table:table-cell table:formula="of:=[.U16]/(0.196*[.Q16]*1.602*10^-19)" office:value-type="float" office:value="6.72859499583287E+016" calcext:value-type="float">
            <text:p>6.72859499583287E+016</text:p>
          </table:table-cell>
          <table:table-cell table:formula="of:=[.AC16]*SQRT(([.V16]/[.U16])^2+([.R16]/[.Q16])^2)" office:value-type="float" office:value="2.4744940875886E+016" calcext:value-type="float">
            <text:p>2.4744940875886E+01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1.15795421919606" calcext:value-type="float">
            <text:p>1.15795421919606</text:p>
          </table:table-cell>
          <table:table-cell table:style-name="Default" office:value-type="float" office:value="0.3651781997924" calcext:value-type="float">
            <text:p>0.3651781997924</text:p>
          </table:table-cell>
          <table:table-cell table:style-name="Default" office:value-type="float" office:value="1.88526625962158" calcext:value-type="float">
            <text:p>1.88526625962158</text:p>
          </table:table-cell>
          <table:table-cell table:style-name="Default" office:value-type="float" office:value="0.476622211599267" calcext:value-type="float">
            <text:p>0.47662221159926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612918555347447" calcext:value-type="float">
            <text:p>0.612918555347447</text:p>
          </table:table-cell>
          <table:table-cell table:style-name="Default" office:value-type="float" office:value="0.23853166494687" calcext:value-type="float">
            <text:p>0.23853166494687</text:p>
          </table:table-cell>
          <table:table-cell table:style-name="Default" office:value-type="float" office:value="0.0136358024002962" calcext:value-type="float">
            <text:p>0.0136358024002962</text:p>
          </table:table-cell>
          <table:table-cell table:style-name="Default" office:value-type="float" office:value="0.134913977305387" calcext:value-type="float">
            <text:p>0.134913977305387</text:p>
          </table:table-cell>
          <table:table-cell table:style-name="Default" office:value-type="float" office:value="31.885714" calcext:value-type="float">
            <text:p>31.885714</text:p>
          </table:table-cell>
          <table:table-cell table:formula="of:=[.D17]*[.L17]+[.F17]*[.M17]+[.H17]*[.N17]+[.J17]*[.O17]" office:value-type="float" office:value="1.30797710666951" calcext:value-type="float">
            <text:p>1.30797710666951</text:p>
          </table:table-cell>
          <table:table-cell table:formula="of:=SQRT([.L17]^2*[.E17]^2 + [.M17]^2 * [.G17]^2 )" office:value-type="float" office:value="0.251043232282397" calcext:value-type="float">
            <text:p>0.251043232282397</text:p>
          </table:table-cell>
          <table:table-cell table:style-name="Default" office:value-type="float" office:value="0.000000593280854322536" calcext:value-type="float">
            <text:p>5.9328085432253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31445575092481" calcext:value-type="float">
            <text:p>0.00431445575092481</text:p>
          </table:table-cell>
          <table:table-cell table:style-name="Default" office:value-type="float" office:value="0.00153834833239697" calcext:value-type="float">
            <text:p>0.00153834833239697</text:p>
          </table:table-cell>
          <table:table-cell table:number-columns-repeated="4"/>
          <table:table-cell table:formula="of:=[.S17]*6.022*10^23/(0.44*0.064*[.P17])" office:value-type="float" office:value="3.97898487095129E+017" calcext:value-type="float">
            <text:p>3.97898E+17</text:p>
          </table:table-cell>
          <table:table-cell table:formula="of:=[.T17]*6.022*10^23/(1.54*0.064*[.P17])" office:value-type="float" office:value="108158388573150" calcext:value-type="float">
            <text:p>1.0816E+14</text:p>
          </table:table-cell>
          <table:table-cell table:formula="of:=[.U17]/(0.196*[.Q17]*1.602*10^-19)" office:value-type="float" office:value="1.05052718045053E+017" calcext:value-type="float">
            <text:p>1.05052718045053E+017</text:p>
          </table:table-cell>
          <table:table-cell table:formula="of:=[.AC17]*SQRT(([.V17]/[.U17])^2+([.R17]/[.Q17])^2)" office:value-type="float" office:value="4.25393179078755E+016" calcext:value-type="float">
            <text:p>4.25393179078755E+016</text:p>
          </table:table-cell>
          <table:table-cell table:number-columns-repeated="16354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1.25299422529029" calcext:value-type="float">
            <text:p>1.25299422529029</text:p>
          </table:table-cell>
          <table:table-cell table:style-name="Default" office:value-type="float" office:value="0.446836317182827" calcext:value-type="float">
            <text:p>0.446836317182827</text:p>
          </table:table-cell>
          <table:table-cell table:style-name="Default" office:value-type="float" office:value="2.21098760528937" calcext:value-type="float">
            <text:p>2.21098760528937</text:p>
          </table:table-cell>
          <table:table-cell table:style-name="Default" office:value-type="float" office:value="0.584443257462315" calcext:value-type="float">
            <text:p>0.5844432574623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26864193047099" calcext:value-type="float">
            <text:p>0.726864193047099</text:p>
          </table:table-cell>
          <table:table-cell table:style-name="Default" office:value-type="float" office:value="0.190708079575234" calcext:value-type="float">
            <text:p>0.190708079575234</text:p>
          </table:table-cell>
          <table:table-cell table:style-name="Default" office:value-type="float" office:value="0.0103215220198895" calcext:value-type="float">
            <text:p>0.0103215220198895</text:p>
          </table:table-cell>
          <table:table-cell table:style-name="Default" office:value-type="float" office:value="0.0721062053577777" calcext:value-type="float">
            <text:p>0.0721062053577777</text:p>
          </table:table-cell>
          <table:table-cell table:style-name="Default" office:value-type="float" office:value="33.266819" calcext:value-type="float">
            <text:p>33.266819</text:p>
          </table:table-cell>
          <table:table-cell table:formula="of:=[.D18]*[.L18]+[.F18]*[.M18]+[.H18]*[.N18]+[.J18]*[.O18]" office:value-type="float" office:value="1.41483756400535" calcext:value-type="float">
            <text:p>1.41483756400535</text:p>
          </table:table-cell>
          <table:table-cell table:formula="of:=SQRT([.L18]^2*[.E18]^2 + [.M18]^2 * [.G18]^2 )" office:value-type="float" office:value="0.343381710344017" calcext:value-type="float">
            <text:p>0.343381710344017</text:p>
          </table:table-cell>
          <table:table-cell table:style-name="Default" office:value-type="float" office:value="0.000000539132428911406" calcext:value-type="float">
            <text:p>5.39132428911406E-07</text:p>
          </table:table-cell>
          <table:table-cell table:style-name="ce2" office:value-type="string" calcext:value-type="string">
            <text:p>5.6443807e-10</text:p>
          </table:table-cell>
          <table:table-cell table:style-name="Default" office:value-type="float" office:value="0.00418349943281344" calcext:value-type="float">
            <text:p>0.00418349943281344</text:p>
          </table:table-cell>
          <table:table-cell table:style-name="Default" office:value-type="float" office:value="0.00150815311310861" calcext:value-type="float">
            <text:p>0.00150815311310861</text:p>
          </table:table-cell>
          <table:table-cell table:number-columns-repeated="4"/>
          <table:table-cell table:formula="of:=[.S18]*6.022*10^23/(0.44*0.064*[.P18])" office:value-type="float" office:value="3.46571049060809E+017" calcext:value-type="float">
            <text:p>3.46571E+17</text:p>
          </table:table-cell>
          <table:table-cell table:formula="of:=[.T18]*6.022*10^23/(1.54*0.064*[.P18])" office:value-type="float" office:value="103668085750679" calcext:value-type="float">
            <text:p>1.0367E+14</text:p>
          </table:table-cell>
          <table:table-cell table:formula="of:=[.U18]/(0.196*[.Q18]*1.602*10^-19)" office:value-type="float" office:value="9.41704291340692E+016" calcext:value-type="float">
            <text:p>9.41704291340692E+016</text:p>
          </table:table-cell>
          <table:table-cell table:formula="of:=[.AC18]*SQRT(([.V18]/[.U18])^2+([.R18]/[.Q18])^2)" office:value-type="float" office:value="4.09250456847701E+016" calcext:value-type="float">
            <text:p>4.09250456847701E+016</text:p>
          </table:table-cell>
          <table:table-cell table:number-columns-repeated="16354"/>
        </table:table-row>
        <table:table-row table:style-name="ro2">
          <table:table-cell table:number-columns-repeated="11"/>
          <table:table-cell table:style-name="Default" table:number-columns-repeated="5"/>
          <table:table-cell table:number-columns-repeated="16368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updated_data_with_atomic_flux.A1:updated_data_with_atomic_flux.XF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3">00/00/0000</text:date>, <text:time style:data-style-name="N2" text:time-value="10:17:17.415218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3T10:37:42.739383864</dc:date>
    <meta:editing-duration>PT8H4M57S</meta:editing-duration>
    <meta:editing-cycles>15</meta:editing-cycles>
    <meta:generator>LibreOffice/24.2.7.2$Linux_X86_64 LibreOffice_project/420$Build-2</meta:generator>
    <meta:document-statistic meta:table-count="1" meta:cell-count="536" meta:object-count="0"/>
  </office:meta>
</office:document-meta>
</file>